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-color="#ff8080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355cm" draw:fill-color="#ffcc99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width="0.05cm" svg:stroke-color="#000000" draw:marker-start-width="0.355cm" draw:marker-end-width="0.355cm" draw:fill-color="#99ccff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cm" fo:min-width="0cm"/>
    </style:style>
    <style:style style:name="gr8" style:family="graphic" style:parent-style-name="standard">
      <style:graphic-properties draw:stroke="none" svg:stroke-color="#000000" draw:fill="none" draw:fill-color="#ffffff" fo:min-height="0.3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7cm" fo:min-width="0cm"/>
    </style:style>
    <style:style style:name="gr10" style:family="graphic" style:parent-style-name="standard">
      <style:graphic-properties draw:stroke="none" svg:stroke-color="#000000" draw:fill="none" draw:fill-color="#ffffff" fo:min-height="0.424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="none" draw:fill-color="#ff3333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7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158cm"/>
    </style:style>
    <style:style style:name="gr16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7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cm" svg:height="1.9cm" svg:x="1.3cm" svg:y="1.3cm">
          <text:p text:style-name="P1"><text:span text:style-name="T1">SDR </text:span></text:p>
          <text:p text:style-name="P1"><text:span text:style-name="T1">Play</text:span></text:p>
        </draw:rect>
        <draw:rect draw:style-name="gr2" draw:text-style-name="P1" draw:layer="layout" svg:width="2cm" svg:height="1.9cm" svg:x="4cm" svg:y="1.3cm">
          <text:p text:style-name="P1"><text:span text:style-name="T1">HPSDR</text:span></text:p>
        </draw:rect>
        <draw:rect draw:style-name="gr3" draw:text-style-name="P1" draw:layer="layout" svg:width="3cm" svg:height="2.2cm" svg:x="2.4cm" svg:y="25cm">
          <text:p/>
        </draw:rect>
        <draw:rect draw:style-name="gr3" draw:text-style-name="P1" draw:layer="layout" svg:width="3cm" svg:height="2.2cm" svg:x="10.2cm" svg:y="25.1cm">
          <text:p/>
        </draw:rect>
        <draw:rect draw:style-name="gr4" draw:text-style-name="P1" draw:layer="layout" svg:width="2cm" svg:height="1.9cm" svg:x="6.7cm" svg:y="1.3cm">
          <text:p text:style-name="P1"><text:span text:style-name="T1">IC7100</text:span></text:p>
        </draw:rect>
        <draw:rect draw:style-name="gr5" draw:text-style-name="P1" draw:layer="layout" svg:width="0.001cm" svg:height="0.9cm" svg:x="6.7cm" svg:y="11.9cm">
          <text:p/>
        </draw:rect>
        <draw:line draw:style-name="gr6" draw:text-style-name="P1" draw:layer="layout" svg:x1="3.6cm" svg:y1="12cm" svg:x2="3.4cm" svg:y2="13.5cm">
          <text:p/>
        </draw:line>
        <draw:line draw:style-name="gr6" draw:text-style-name="P1" draw:layer="layout" svg:x1="4.377cm" svg:y1="12cm" svg:x2="6.177cm" svg:y2="12cm">
          <text:p/>
        </draw:line>
        <draw:line draw:style-name="gr6" draw:text-style-name="P1" draw:layer="layout" svg:x1="4.577cm" svg:y1="12.1cm" svg:x2="5.977cm" svg:y2="12.1cm">
          <text:p/>
        </draw:line>
        <draw:line draw:style-name="gr6" draw:text-style-name="P1" draw:layer="layout" svg:x1="4.977cm" svg:y1="12.2cm" svg:x2="5.577cm" svg:y2="12.2cm">
          <text:p/>
        </draw:line>
        <draw:line draw:style-name="gr6" draw:text-style-name="P1" draw:layer="layout" svg:x1="1.9cm" svg:y1="11.888cm" svg:x2="1.9cm" svg:y2="13.188cm">
          <text:p/>
        </draw:line>
        <draw:line draw:style-name="gr6" draw:text-style-name="P1" draw:layer="layout" svg:x1="1.9cm" svg:y1="11.888cm" svg:x2="1.3cm" svg:y2="12.188cm">
          <text:p/>
        </draw:line>
        <draw:line draw:style-name="gr6" draw:text-style-name="P1" draw:layer="layout" svg:x1="1.9cm" svg:y1="11.888cm" svg:x2="2.5cm" svg:y2="12.188cm">
          <text:p/>
        </draw:line>
        <draw:frame draw:style-name="gr7" draw:text-style-name="P3" draw:layer="layout" svg:width="1.8cm" svg:height="1.37cm" svg:x="5.9cm" svg:y="12.8cm">
          <draw:text-box>
            <text:p text:style-name="P2"><text:span text:style-name="T2">6/4/2/70</text:span></text:p>
            <text:p text:style-name="P2"><text:span text:style-name="T2">Colinear</text:span></text:p>
          </draw:text-box>
        </draw:frame>
        <draw:frame draw:style-name="gr8" draw:text-style-name="P4" draw:layer="layout" svg:width="2.1cm" svg:height="0.624cm" svg:x="2.4cm" svg:y="13.5cm">
          <draw:text-box>
            <text:p><text:span text:style-name="T2">80-10 LW</text:span></text:p>
          </draw:text-box>
        </draw:frame>
        <draw:frame draw:style-name="gr9" draw:text-style-name="P5" draw:layer="layout" svg:width="1.823cm" svg:height="1.097cm" svg:x="4.377cm" svg:y="12.4cm">
          <draw:text-box>
            <text:p text:style-name="P1"><text:span text:style-name="T3">2/4/6/70</text:span></text:p>
            <text:p text:style-name="P1"><text:span text:style-name="T3">Dipole</text:span></text:p>
          </draw:text-box>
        </draw:frame>
        <draw:frame draw:style-name="gr10" draw:text-style-name="P4" draw:layer="layout" svg:width="2cm" svg:height="0.674cm" svg:x="1cm" svg:y="13.126cm">
          <draw:text-box draw:corner-radius="0.1cm">
            <text:p><text:span text:style-name="T3">160 Vert</text:span></text:p>
          </draw:text-box>
        </draw:frame>
        <draw:custom-shape draw:style-name="gr11" draw:text-style-name="P1" draw:layer="layout" svg:width="1.4cm" svg:height="1.4cm" svg:x="6cm" svg:y="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18" draw:id="id18" draw:layer="layout" svg:width="0.4cm" svg:height="0.4cm" svg:x="6.127cm" svg:y="5.78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20" draw:id="id20" draw:layer="layout" svg:width="0.4cm" svg:height="0.4cm" svg:x="6.9cm" svg:y="5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21" draw:id="id21" draw:layer="layout" svg:width="0.4cm" svg:height="0.4cm" svg:x="6.5cm" svg:y="6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4cm" svg:height="1.4cm" svg:x="2.2cm" svg:y="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2" draw:id="id2" draw:layer="layout" svg:width="0.4cm" svg:height="0.4cm" svg:x="2.3cm" svg:y="9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4" draw:id="id4" draw:layer="layout" svg:width="0.4cm" svg:height="0.4cm" svg:x="3.1cm" svg:y="9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5" draw:id="id5" draw:layer="layout" svg:width="0.4cm" svg:height="0.4cm" svg:x="2.7cm" svg:y="9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4cm" svg:height="1.4cm" svg:x="6.8cm" svg:y="8.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26" draw:id="id26" draw:layer="layout" svg:width="0.4cm" svg:height="0.4cm" svg:x="6.9cm" svg:y="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23" draw:id="id23" draw:layer="layout" svg:width="0.4cm" svg:height="0.4cm" svg:x="7.7cm" svg:y="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22" draw:id="id22" draw:layer="layout" svg:width="0.4cm" svg:height="0.4cm" svg:x="7.3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4cm" svg:height="1.4cm" svg:x="2.9cm" svg:y="6.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6" draw:id="id6" draw:layer="layout" svg:width="0.4cm" svg:height="0.4cm" svg:x="3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3" draw:id="id13" draw:layer="layout" svg:width="0.4cm" svg:height="0.4cm" svg:x="3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7" draw:id="id7" draw:layer="layout" svg:width="0.4cm" svg:height="0.4cm" svg:x="3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4cm" svg:height="1.4cm" svg:x="3.5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28" draw:id="id28" draw:layer="layout" svg:width="0.4cm" svg:height="0.4cm" svg:x="3.6cm" svg:y="4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1" draw:id="id11" draw:layer="layout" svg:width="0.4cm" svg:height="0.4cm" svg:x="4.4cm" svg:y="4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8" draw:id="id8" draw:layer="layout" svg:width="0.4cm" svg:height="0.4cm" svg:x="4cm" svg:y="5.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4cm" svg:height="1.4cm" svg:x="4.6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14" draw:id="id14" draw:layer="layout" svg:width="0.4cm" svg:height="0.4cm" svg:x="4.7cm" svg:y="9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25" draw:id="id25" draw:layer="layout" svg:width="0.4cm" svg:height="0.4cm" svg:x="5.5cm" svg:y="9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5" draw:id="id15" draw:layer="layout" svg:width="0.4cm" svg:height="0.4cm" svg:x="5.1cm" svg:y="10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888cm" svg:y1="11.029cm" svg:x2="2.5cm" svg:y2="10.3cm" draw:start-shape="id1" draw:start-glue-point="0" draw:end-shape="id2" draw:end-glue-point="8" svg:d="M1888 11029v-364h612v-365">
          <text:p/>
        </draw:connector>
        <draw:connector draw:style-name="gr3" draw:text-style-name="P1" draw:layer="layout" svg:x1="3.5cm" svg:y1="11.1cm" svg:x2="3.3cm" svg:y2="10.3cm" draw:start-shape="id3" draw:start-glue-point="0" draw:end-shape="id4" draw:end-glue-point="8" svg:d="M3500 11100v-400h-200v-400">
          <text:p/>
        </draw:connector>
        <draw:connector draw:style-name="gr3" draw:text-style-name="P1" draw:layer="layout" svg:x1="2.9cm" svg:y1="9.1cm" svg:x2="3.2cm" svg:y2="8.2cm" draw:start-shape="id5" draw:start-glue-point="4" draw:end-shape="id6" draw:end-glue-point="8" svg:d="M2900 9100v-450h300v-450">
          <text:p/>
        </draw:connector>
        <draw:connector draw:style-name="gr3" draw:text-style-name="P1" draw:layer="layout" draw:line-skew="0.1cm" svg:x1="3.6cm" svg:y1="7cm" svg:x2="4.2cm" svg:y2="5.7cm" draw:start-shape="id7" draw:start-glue-point="4" draw:end-shape="id8" draw:end-glue-point="4" svg:d="M3600 7000v-550h600v-750">
          <text:p/>
        </draw:connector>
        <draw:frame draw:style-name="gr13" draw:layer="layout" svg:width="1.2cm" svg:height="0.7cm" svg:x="7.7cm" svg:y="2.7cm">
          <draw:text-box>
            <text:p><text:span text:style-name="T4">V/U</text:span></text:p>
          </draw:text-box>
        </draw:frame>
        <draw:frame draw:style-name="gr14" draw:layer="layout" svg:width="1.421cm" svg:height="0.687cm" svg:x="6.5cm" svg:y="2.675cm">
          <draw:text-box>
            <text:p><text:span text:style-name="T4">HF/4</text:span></text:p>
          </draw:text-box>
        </draw:frame>
        <draw:frame draw:style-name="gr14" draw:layer="layout" svg:width="1.086cm" svg:height="0.687cm" svg:x="5.014cm" svg:y="2.7cm">
          <draw:text-box>
            <text:p><text:span text:style-name="T4">RX</text:span></text:p>
          </draw:text-box>
        </draw:frame>
        <draw:frame draw:style-name="gr15" draw:layer="layout" svg:width="1.658cm" svg:height="0.687cm" svg:x="3.742cm" svg:y="2.7cm">
          <draw:text-box>
            <text:p><text:span text:style-name="T4">TX/RX</text:span></text:p>
          </draw:text-box>
        </draw:frame>
        <draw:frame draw:style-name="gr14" draw:layer="layout" svg:width="1.776cm" svg:height="0.687cm" svg:x="1.424cm" svg:y="2.7cm">
          <draw:text-box>
            <text:p><text:span text:style-name="T4">HF/V/U</text:span></text:p>
          </draw:text-box>
        </draw:frame>
        <draw:custom-shape draw:style-name="gr16" draw:text-style-name="P1" draw:layer="layout" svg:width="1cm" svg:height="1cm" svg:x="7.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1.455cm" svg:height="0.997cm" svg:x="7.745cm" svg:y="12.9cm">
          <draw:text-box>
            <text:p text:style-name="P1"><text:span text:style-name="T2">Active</text:span></text:p>
            <text:p text:style-name="P1"><text:span text:style-name="T2">Loop</text:span></text:p>
          </draw:text-box>
        </draw:frame>
        <draw:connector draw:style-name="gr3" draw:text-style-name="P1" draw:layer="layout" svg:x1="8.4cm" svg:y1="11.1cm" svg:x2="5.5cm" svg:y2="3.812cm" draw:start-shape="id9" draw:start-glue-point="0" draw:end-shape="id10" draw:end-glue-point="2" svg:d="M8400 11100v-3643h-2900v-3645">
          <text:p/>
        </draw:connector>
        <draw:connector draw:style-name="gr3" draw:text-style-name="P1" draw:layer="layout" svg:x1="4.8cm" svg:y1="4.701cm" svg:x2="7.2cm" svg:y2="3.812cm" draw:start-shape="id11" draw:start-glue-point="10" draw:end-shape="id12" draw:end-glue-point="2" svg:d="M4800 4701h2400v-889">
          <text:p/>
        </draw:connector>
        <draw:connector draw:style-name="gr3" draw:text-style-name="P1" draw:layer="layout" svg:x1="4.142cm" svg:y1="8.142cm" svg:x2="4.9cm" svg:y2="9.2cm" draw:start-shape="id13" draw:start-glue-point="9" draw:end-shape="id14" draw:end-glue-point="8" svg:d="M4142 8142h758v1058">
          <text:p/>
        </draw:connector>
        <draw:connector draw:style-name="gr3" draw:text-style-name="P1" draw:layer="layout" svg:x1="5.3cm" svg:y1="10.4cm" svg:x2="5.3cm" svg:y2="11.1cm" draw:start-shape="id15" draw:start-glue-point="4" draw:end-shape="id16" draw:end-glue-point="0" svg:d="M5300 10400v700">
          <text:p/>
        </draw:connector>
        <draw:connector draw:style-name="gr3" draw:text-style-name="P1" draw:layer="layout" svg:x1="2.3cm" svg:y1="3.812cm" svg:x2="6.127cm" svg:y2="5.986cm" draw:start-shape="id17" draw:start-glue-point="2" draw:end-shape="id18" draw:end-glue-point="6" svg:d="M2300 3812v2174h3827">
          <text:p/>
        </draw:connector>
        <draw:connector draw:style-name="gr3" draw:text-style-name="P1" draw:layer="layout" draw:line-skew="0.393cm" svg:x1="8.3cm" svg:y1="3.812cm" svg:x2="7.1cm" svg:y2="5.8cm" draw:start-shape="id19" draw:start-glue-point="2" draw:end-shape="id20" draw:end-glue-point="8" svg:d="M8300 3812v1388h-1200v600">
          <text:p/>
        </draw:connector>
        <draw:connector draw:style-name="gr3" draw:text-style-name="P1" draw:layer="layout" draw:line-skew="0.15cm" svg:x1="6.7cm" svg:y1="7cm" svg:x2="7.5cm" svg:y2="8.2cm" draw:start-shape="id21" draw:start-glue-point="4" draw:end-shape="id22" draw:end-glue-point="4" svg:d="M6700 7000v750h800v450">
          <text:p/>
        </draw:connector>
        <draw:connector draw:style-name="gr3" draw:text-style-name="P1" draw:layer="layout" svg:x1="7.9cm" svg:y1="9.4cm" svg:x2="6.6cm" svg:y2="11.088cm" draw:start-shape="id23" draw:start-glue-point="8" draw:end-shape="id24" draw:end-glue-point="0" svg:d="M7900 9400v844h-1300v844">
          <text:p/>
        </draw:connector>
        <draw:connector draw:style-name="gr3" draw:text-style-name="P1" draw:layer="layout" svg:x1="5.9cm" svg:y1="9.401cm" svg:x2="6.9cm" svg:y2="9.2cm" draw:start-shape="id25" draw:start-glue-point="10" draw:end-shape="id26" draw:end-glue-point="6" svg:d="M5900 9401h500v-201h500">
          <text:p/>
        </draw:connector>
        <draw:frame draw:style-name="gr18" draw:text-style-name="P4" draw:layer="layout" svg:width="1.1cm" svg:height="0.581cm" svg:x="7.7cm" svg:y="9.4cm">
          <draw:text-box>
            <text:p><text:span text:style-name="T5">NC</text:span></text:p>
          </draw:text-box>
        </draw:frame>
        <draw:frame draw:style-name="gr18" draw:text-style-name="P4" draw:layer="layout" svg:width="1.1cm" svg:height="0.581cm" svg:x="4.7cm" svg:y="4.7cm">
          <draw:text-box>
            <text:p><text:span text:style-name="T5">NC</text:span></text:p>
          </draw:text-box>
        </draw:frame>
        <draw:frame draw:style-name="gr18" draw:text-style-name="P4" draw:layer="layout" svg:width="1.1cm" svg:height="0.581cm" svg:x="2.2cm" svg:y="7.731cm">
          <draw:text-box>
            <text:p><text:span text:style-name="T5">NC</text:span></text:p>
          </draw:text-box>
        </draw:frame>
        <draw:frame draw:style-name="gr18" draw:text-style-name="P4" draw:layer="layout" svg:width="1.1cm" svg:height="0.581cm" svg:x="3.4cm" svg:y="9.9cm">
          <draw:text-box>
            <text:p><text:span text:style-name="T5">NC</text:span></text:p>
          </draw:text-box>
        </draw:frame>
        <draw:frame draw:style-name="gr18" draw:text-style-name="P4" draw:layer="layout" svg:width="1.1cm" svg:height="0.581cm" svg:x="7.2cm" svg:y="5.731cm">
          <draw:text-box>
            <text:p><text:span text:style-name="T5">NC</text:span></text:p>
          </draw:text-box>
        </draw:frame>
        <draw:frame draw:style-name="gr18" draw:text-style-name="P4" draw:layer="layout" svg:width="1cm" svg:height="0.581cm" svg:x="5.8cm" svg:y="9.4cm">
          <draw:text-box>
            <text:p><text:span text:style-name="T5">NC</text:span></text:p>
          </draw:text-box>
        </draw:frame>
        <draw:frame draw:style-name="gr19" draw:layer="layout" svg:width="0.756cm" svg:height="0.759cm" svg:x="2.944cm" svg:y="4.741cm">
          <draw:text-box>
            <text:p><text:span text:style-name="T1">1</text:span></text:p>
          </draw:text-box>
        </draw:frame>
        <draw:frame draw:style-name="gr20" draw:layer="layout" svg:width="0.777cm" svg:height="0.806cm" svg:x="2.323cm" svg:y="7.2cm">
          <draw:text-box>
            <text:p><text:span text:style-name="T6">2</text:span></text:p>
          </draw:text-box>
        </draw:frame>
        <draw:frame draw:style-name="gr21" draw:layer="layout" svg:width="0.777cm" svg:height="0.806cm" svg:x="1.623cm" svg:y="9.3cm">
          <draw:text-box>
            <text:p><text:span text:style-name="T6">3</text:span></text:p>
          </draw:text-box>
        </draw:frame>
        <draw:frame draw:style-name="gr20" draw:layer="layout" svg:width="0.777cm" svg:height="0.806cm" svg:x="5.4cm" svg:y="6.1cm">
          <draw:text-box>
            <text:p><text:span text:style-name="T6">4</text:span></text:p>
          </draw:text-box>
        </draw:frame>
        <draw:frame draw:style-name="gr21" draw:layer="layout" svg:width="0.777cm" svg:height="0.806cm" svg:x="6.223cm" svg:y="8.199cm">
          <draw:text-box>
            <text:p><text:span text:style-name="T6">5</text:span></text:p>
          </draw:text-box>
        </draw:frame>
        <draw:frame draw:style-name="gr21" draw:layer="layout" svg:width="0.777cm" svg:height="0.806cm" svg:x="4.023cm" svg:y="9.4cm">
          <draw:text-box>
            <text:p><text:span text:style-name="T6">6</text:span></text:p>
          </draw:text-box>
        </draw:frame>
        <draw:custom-shape draw:style-name="gr22" draw:text-style-name="P1" xml:id="id1" draw:id="id1" draw:layer="layout" svg:width="0.8cm" svg:height="0.612cm" svg:x="1.488cm" svg:y="11.029cm">
          <text:p text:style-name="P1"><text:span text:style-name="T7">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xml:id="id3" draw:id="id3" draw:layer="layout" svg:width="0.8cm" svg:height="0.612cm" svg:x="3.1cm" svg:y="11.1cm">
          <text:p text:style-name="P1"><text:span text:style-name="T7">A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xml:id="id16" draw:id="id16" draw:layer="layout" svg:width="0.8cm" svg:height="0.612cm" svg:x="4.9cm" svg:y="11.1cm">
          <text:p text:style-name="P1"><text:span text:style-name="T7">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xml:id="id24" draw:id="id24" draw:layer="layout" svg:width="0.8cm" svg:height="0.612cm" svg:x="6.2cm" svg:y="11.088cm">
          <text:p text:style-name="P1"><text:span text:style-name="T7">A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xml:id="id9" draw:id="id9" draw:layer="layout" svg:width="0.8cm" svg:height="0.612cm" svg:x="8cm" svg:y="11.1cm">
          <text:p text:style-name="P1"><text:span text:style-name="T7">A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4.6cm" svg:y1="3.8cm" svg:x2="3.8cm" svg:y2="4.5cm" draw:start-shape="id27" draw:start-glue-point="2" draw:end-shape="id28" draw:end-glue-point="8" svg:d="M4600 3800v351h-800v349">
          <text:p/>
        </draw:connector>
        <draw:custom-shape draw:style-name="gr22" draw:text-style-name="P1" xml:id="id17" draw:id="id17" draw:layer="layout" svg:width="0.8cm" svg:height="0.612cm" svg:x="1.9cm" svg:y="3.2cm">
          <text:p text:style-name="P1"><text:span text:style-name="T7">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xml:id="id27" draw:id="id27" draw:layer="layout" svg:width="0.8cm" svg:height="0.612cm" svg:x="4.2cm" svg:y="3.188cm">
          <text:p text:style-name="P1"><text:span text:style-name="T7">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xml:id="id10" draw:id="id10" draw:layer="layout" svg:width="0.8cm" svg:height="0.612cm" svg:x="5.1cm" svg:y="3.2cm">
          <text:p text:style-name="P1"><text:span text:style-name="T7">R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xml:id="id12" draw:id="id12" draw:layer="layout" svg:width="0.8cm" svg:height="0.612cm" svg:x="6.8cm" svg:y="3.2cm">
          <text:p text:style-name="P1"><text:span text:style-name="T7">R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xml:id="id19" draw:id="id19" draw:layer="layout" svg:width="0.8cm" svg:height="0.612cm" svg:x="7.9cm" svg:y="3.2cm">
          <text:p text:style-name="P1"><text:span text:style-name="T7">R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owdery</meta:initial-creator>
    <meta:creation-date>2016-02-25T13:59:18.31</meta:creation-date>
    <dc:date>2016-04-07T16:06:37.03</dc:date>
    <dc:creator>Bob Cowdery</dc:creator>
    <meta:editing-duration>PT1H38M43S</meta:editing-duration>
    <meta:editing-cycles>9</meta:editing-cycles>
    <meta:generator>OpenOffice/4.1.1$Win32 OpenOffice.org_project/411m6$Build-9775</meta:generator>
    <meta:document-statistic meta:object-count="84"/>
  </office:meta>
</office:document-meta>
</file>